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7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1"/>
        <table:table-column table:style-name="co4" table:default-cell-style-name="ce8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16.11.21, 18:30</text:p>
          </table:table-cell>
          <table:table-cell/>
          <table:table-cell table:style-name="ce5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9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9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pa: 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79 React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18 Kommentare 61 Mal getei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acts innerhalb der Kommentare: 54</text:p>
          </table:table-cell>
          <table:table-cell table:number-columns-repeated="6"/>
        </table:table-row>
        <table:table-row table:style-name="ro1">
          <table:table-cell table:formula="of:=SUM([.A65:.A100000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abella Ha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. April 2020 um 11:5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tzfund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s Professor für Physiologie der Medizin, Professor Dr. Tasuku Honjo, sorgte heute vor den Medien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sehen, als er sagte, das Coronavirus sei nicht natür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es natürlich wäre, hätte es die ganze Welt nicht so negativ beeinflus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die Temperatur naturgemäß in verschiedenen Ländern unterschiedlich ist. Wenn es natürlich wäre, hätte es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nur die Länder mit der gleichen Temperatur wie China nachteilig beeinflusst.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Stattdessen breitet es sich in einem Land wie der Schweiz aus, genauso wie es sich in den Wüstengebiet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ausbreitet. Wenn es natürlich wäre, hätte es sich an kalten Orten ausgebreitet, wäre aber an heißen Ort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gesto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40 Jahre lang an Tieren und Viren geforscht. Es ist nicht natürlich. Es wird hergestellt und das Viru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ständig künst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4 Jahre im Wuhan Labor in China gearbeitet. Ich bin mit allen Mitarbeitern dieses Labors best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traut. Ich habe sie alle nach dem Corona-Unfall angerufen. Aber alle ihre Telefone sind seit 3 ​Monaten tot.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t sich nun, dass all diese Labortechniker gestorben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all meinem Wissen und meiner Forschung bis heute kann ich dies mit 100% iger Sicherheit sagen,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 nicht natürlich ist. Es ist nicht von Fledermäusen gekommen. China hat es hergestel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sich das, was ich heute sage, jetzt oder sogar nach meinem Tod als falsch herausstellt, kan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 meinen Nobelpreis zurückzi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China lügt und diese Wahrheit wird eines Tages allen offenbart werden.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en.m.wikipedia.org/wiki/Tasuku_Honj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.WIKIPEDIA.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suku Honjo - Wikipe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suku Honjo (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本庶 佑, Honjo Tasuku, born January 27, 1942)[1] is a Japanese physician-scientist and immunologist. He shared 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isabella.haller.5/posts/31917790575087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ny Lasch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W !!!!!!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Laa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was von der Natur erschaffen wird, kann die Natur erledigen. Alles andere ist patentiert. M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he zb nach ATCC. Schönes Wochen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J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ressa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L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s - den wird man sicher auch bald nicht mehr erreichen können…..sehr mutig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Tamborni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 möchte nur zu denken geben, dass auch die colora in Ägypten ausgebrochen ist und na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uropa gekommen ist oder die Pest in China, ganz zu schweigen von der spanischen Grippe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ebenfalls über die Welt verbreitet hat!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Zo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Tambornino Wer hat dir denn dass erzählt, ohne die Tatsachen mitzuliefern!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Tamborni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Zoro versteh grad die frage nich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Zo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üger Mann, der es auf den Punkt bringt. Das ist wie Temperatur, die dafür sorgt, dass Bakteri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 Fieber absterben. Alles andere ist künst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zy Stoec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, wo ist der beweis, dass diese aussage zu ihm gehör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not Ha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blich gehört sie eh nicht zu ih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thenewsnigeria.com.ng/2020/04/25/factcheck-that-japanese-medical-professor-said-coronavirus-is-not-natural-is-heavily-con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d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 check: That Japanese Medica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ewsnigeria.com.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heinz Ken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isabella.haller.5/posts/31917790575087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ist der Beweis daß was andere sagen stimm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H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heinz Kendl ja ich diskutiere da nicht mehr... jeder kann selbst suchen und sich s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agen be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ny Guil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gemei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H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ny Guilde jaaaaaa so bin ich eben...hehehehe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ydia Krugl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für mich immer klar, dass die lügen. Denen traue ich nicht über den Weg. Ich hab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ie mit den Fledermäusen nie geglaubt. Ob der Professor das nun sagte, oder auch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iver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schon gemeint, habe ich noch keinen mit laufender Nase in Echtzeit miterlebt, nur hier i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, so kommt mir das Ganze wie ein Film vor...Habe sogar das Gefühl, das den Menschen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m Jahr es besser geht als im letzten, weil sie jetzt einen Grund haben, einen Gang r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chalten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Nik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e es auch merklich, dass dieser Virus über die ganze Welt reist ??? Hoffe der Grund dazu wi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gedeckt ??+ 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rop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r der Gründe ist vielleicht jede Nacht am Sternenhimmel zu sehen und nennt sich Satell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5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eine Vermut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haller.5/posts/31917790575087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8" table:formula="of:=COUNTIF([.C$1:.C$1048576];&quot;X&quot;)" office:value-type="float" office:value="9" calcext:value-type="float">
            <text:p>9</text:p>
          </table:table-cell>
          <table:table-cell table:style-name="ce8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8" table:formula="of:=COUNTIF([.F$1:.F$1048576];&quot;X&quot;)" office:value-type="float" office:value="8" calcext:value-type="float">
            <text:p>8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9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formula="of:=SUM(;[.C266];[.D266];[.F266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style-name="ce9" office:value-type="string" calcext:value-type="string">
            <text:p>Gesamt</text:p>
          </table:table-cell>
        </table:table-row>
        <table:table-row table:style-name="ro1" table:number-rows-repeated="10483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49:37.21711341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5:56:10.867133573</dc:date>
    <meta:editing-duration>PT22S</meta:editing-duration>
    <meta:editing-cycles>2</meta:editing-cycles>
    <meta:document-statistic meta:table-count="1" meta:cell-count="201" meta:object-count="0"/>
  </office:meta>
</office:document-meta>
</file>